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1247CD952062FE53067.png" manifest:media-type="image/png"/>
  <manifest:file-entry manifest:full-path="Pictures/1000529F0000578100001E22888B358C6AE8C39E.svg" manifest:media-type="image/svg+xml"/>
  <manifest:file-entry manifest:full-path="Pictures/200000020000007A0000002C9A0997FAA7D7EF67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Bungee Shade" svg:font-family="'Bungee Shade'" style:font-pitch="variable"/>
    <style:font-face style:name="Roboto" svg:font-family="Roboto" style:font-pitch="variable"/>
    <style:font-face style:name="Roboto1" svg:font-family="Roboto" style:font-adornments="Black" style:font-pitch="variable"/>
    <style:font-face style:name="Roboto2" svg:font-family="Roboto" style:font-adornments="Medium" style:font-pitch="variable"/>
    <style:font-face style:name="Roboto Medium" svg:font-family="'Roboto Medium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 fo:padding-top="0cm" fo:padding-bottom="0cm" fo:padding-left="0cm" fo:padding-right="0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-color="#000080" draw:textarea-horizontal-align="justify" draw:textarea-vertical-align="middle" draw:auto-grow-height="false" fo:min-height="0.667cm" fo:min-width="2.802cm"/>
    </style:style>
    <style:style style:name="gr4" style:family="graphic" style:parent-style-name="standard">
      <style:graphic-properties draw:stroke="none" svg:stroke-color="#000000" draw:fill="none" draw:fill-color="#ffffff" fo:min-height="5.588cm" fo:padding-top="0cm" fo:padding-bottom="0cm" fo:padding-left="0cm" fo:padding-right="0cm"/>
    </style:style>
    <style:style style:name="P1" style:family="paragraph">
      <loext:graphic-properties draw:fill="none" draw:fill-color="#ffffff"/>
      <style:text-properties fo:color="#000000" style:font-name="Bungee Shad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000080"/>
      <style:paragraph-properties fo:text-align="end"/>
      <style:text-properties fo:color="#ffffff" style:font-name="Roboto Medium" fo:font-size="12pt" style:font-size-asian="12pt" style:font-size-complex="12pt"/>
    </style:style>
    <style:style style:name="P5" style:family="paragraph">
      <style:paragraph-properties fo:margin-left="0cm" fo:margin-right="0cm" fo:margin-top="0cm" fo:margin-bottom="0.102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.152cm" fo:margin-bottom="0cm" fo:line-height="100%" fo:text-indent="0cm"/>
    </style:style>
    <style:style style:name="P8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P9" style:family="paragraph">
      <style:paragraph-properties fo:margin-left="0cm" fo:margin-right="0cm" fo:margin-top="0.152cm" fo:margin-bottom="0.102cm" fo:line-height="100%" fo:text-indent="0cm"/>
    </style:style>
    <style:style style:name="T1" style:family="text">
      <style:text-properties fo:color="#000000" style:font-name="Bungee Shade"/>
    </style:style>
    <style:style style:name="T2" style:family="text">
      <style:text-properties fo:color="#ffffff" style:font-name="Roboto Medium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12pt" fo:font-style="italic" fo:text-shadow="none" style:text-underline-style="none" fo:font-weight="normal" style:letter-kerning="true" style:font-name-asian="SimSun" style:font-size-asian="12pt" style:font-style-asian="italic" style:font-weight-asian="normal" style:font-name-complex="Arial Unicode M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Arial Unicode MS2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1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1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Arial Unicode MS2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SimSun" style:font-size-asian="12pt" style:font-style-asian="normal" style:font-weight-asian="bold" style:font-name-complex="Arial Unicode MS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Roboto2" fo:font-size="10pt" fo:font-style="normal" fo:text-shadow="none" style:text-underline-style="none" fo:font-weight="bold" style:letter-kerning="true" style:font-name-asian="SimSun" style:font-size-asian="10pt" style:font-style-asian="normal" style:font-weight-asian="bold" style:font-name-complex="Arial Unicode M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Roboto2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Arial Unicode M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Arial Unicode M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Arial Unicode M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italic" fo:text-shadow="none" style:text-underline-style="none" fo:font-weight="normal" style:letter-kerning="true" style:font-name-asian="SimSun" style:font-size-asian="10pt" style:font-style-asian="italic" style:font-weight-asian="normal" style:font-name-complex="Arial Unicode M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Courier New" fo:font-size="10pt" fo:font-style="italic" fo:text-shadow="none" style:text-underline-style="none" fo:font-weight="normal" style:letter-kerning="true" style:font-name-asian="SimSun" style:font-size-asian="10pt" style:font-style-asian="italic" style:font-weight-asian="normal" style:font-name-complex="Arial Unicode M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0pt" fo:font-style="italic" fo:text-shadow="none" style:text-underline-style="none" fo:font-weight="normal" style:letter-kerning="true" style:font-name-asian="SimSun" style:font-size-asian="10pt" style:font-style-asian="italic" style:font-weight-asian="normal" style:font-name-complex="Arial Unicode M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Courier New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33% 58%" style:font-name="Courier New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84cm" svg:height="0.639cm" svg:x="0.508cm" svg:y="0.508cm">
          <draw:text-box>
            <text:p><text:span text:style-name="T1">Factorials</text:span></text:p>
          </draw:text-box>
        </draw:frame>
        <draw:line draw:style-name="gr2" draw:text-style-name="P2" draw:layer="layout" svg:x1="0.508cm" svg:y1="1.369cm" svg:x2="8.89cm" svg:y2="1.397cm">
          <text:p/>
        </draw:line>
        <draw:custom-shape draw:style-name="gr3" draw:text-style-name="P4" draw:layer="layout" svg:width="3.302cm" svg:height="0.917cm" svg:x="8.89cm" svg:y="0.508cm">
          <text:p text:style-name="P3"><text:span text:style-name="T2">Level: Medium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1.684cm" svg:height="5.588cm" svg:x="0.508cm" svg:y="1.524cm">
          <draw:text-box>
            <text:p text:style-name="P5"><text:span text:style-name="T3">Write a program that calculates </text:span><text:span text:style-name="T4">factorials.</text:span><text:span text:style-name="T3"> A factorial (</text:span><text:span text:style-name="T5">n!</text:span><text:span text:style-name="T3">) is a positive number that is the product of all numbers smaller than it from 1 to the number.</text:span></text:p>
            <text:p text:style-name="P6"><text:span text:style-name="T6">Example: 4! = 4 × 3 × 2 × 1 = 24</text:span></text:p>
            <text:p text:style-name="P7"><text:span text:style-name="T7">For your program, the user should be able to enter the number and see the factorial of that number.</text:span></text:p>
            <text:p text:style-name="P7"><text:span text:style-name="T8">Bonus:</text:span><text:span text:style-name="T7"> Write your program with a custom block</text:span></text:p>
            <text:p text:style-name="P6"><text:span text:style-name="T7">called </text:span><text:span text:style-name="T6">factorial</text:span><text:span text:style-name="T7"> with a number parameter</text:span></text:p>
            <text:p text:style-name="P6"><text:span text:style-name="T6">n</text:span><text:span text:style-name="T7">, store the result in a variable called </text:span><text:span text:style-name="T6">fact</text:span><text:span text:style-name="T7">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1.684cm" svg:height="0.639cm" svg:x="0.508cm" svg:y="0.508cm">
          <draw:text-box>
            <text:p><text:span text:style-name="T1">Prime test</text:span></text:p>
          </draw:text-box>
        </draw:frame>
        <draw:frame draw:style-name="gr4" draw:text-style-name="P8" draw:layer="layout" svg:width="11.684cm" svg:height="5.588cm" svg:x="0.508cm" svg:y="1.524cm">
          <draw:text-box>
            <text:p text:style-name="P5"><text:span text:style-name="T3">A </text:span><text:span text:style-name="T9">prime number</text:span><text:span text:style-name="T3"> is any number that can only be evenly divided by 1 and itself. 7 is prime because it can’t be divided by 1, 2, 3, 4, 5, or 6. 9 is not prime because 3 × 3 = 9. Write a program that tells the user if a number is prime.</text:span></text:p>
            <text:p text:style-name="P7"><text:span text:style-name="T6">The first 10 primes: 2, 3, 5, 7, 11, 13, 17, 19, 23, 29 </text:span><text:span text:style-name="T5">(use these to test your program)</text:span></text:p>
            <text:p text:style-name="P7"><text:span text:style-name="T10">Bonus:</text:span><text:span text:style-name="T11"> Write your program with a custom block</text:span></text:p>
            <text:p text:style-name="P6"><text:span text:style-name="T11">called </text:span><text:span text:style-name="T12">prime_test</text:span><text:span text:style-name="T12"> </text:span><text:span text:style-name="T11">with a number parameter</text:span></text:p>
            <text:p text:style-name="P6"><text:span text:style-name="T12">n</text:span><text:span text:style-name="T11">, store the result in a variable called </text:span><text:span text:style-name="T13">is_prime</text:span><text:span text:style-name="T11">. Set</text:span></text:p>
            <text:p text:style-name="P6"><text:span text:style-name="T11">it to </text:span><text:span text:style-name="T12">True</text:span><text:span text:style-name="T11"> if the </text:span><text:span text:style-name="T12">n</text:span><text:span text:style-name="T11"> is prime, or </text:span><text:span text:style-name="T12">False</text:span><text:span text:style-name="T11"> if it is not prime.</text:span></text:p>
          </draw:text-box>
        </draw:frame>
        <draw:line draw:style-name="gr2" draw:text-style-name="P2" draw:layer="layout" svg:x1="0.495cm" svg:y1="1.369cm" svg:x2="8.877cm" svg:y2="1.397cm">
          <text:p/>
        </draw:line>
        <draw:custom-shape draw:style-name="gr3" draw:text-style-name="P4" draw:layer="layout" svg:width="3.302cm" svg:height="0.917cm" svg:x="8.877cm" svg:y="0.508cm">
          <text:p text:style-name="P3"><text:span text:style-name="T2">Level: Expert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1.684cm" svg:height="0.639cm" svg:x="0.508cm" svg:y="0.508cm">
          <draw:text-box>
            <text:p><text:span text:style-name="T1">Exponent</text:span></text:p>
          </draw:text-box>
        </draw:frame>
        <draw:frame draw:style-name="gr4" draw:text-style-name="P8" draw:layer="layout" svg:width="11.684cm" svg:height="5.588cm" svg:x="0.508cm" svg:y="1.524cm">
          <draw:text-box>
            <text:p text:style-name="P5"><text:span text:style-name="T3">In math, </text:span><text:span text:style-name="T3">exponents </text:span><text:span text:style-name="T3">express </text:span><text:span text:style-name="T3">repeated </text:span><text:span text:style-name="T3">multiplication. </text:span><text:span text:style-name="T3">There is a </text:span><text:span text:style-name="T4">base number</text:span><text:span text:style-name="T3"> </text:span><text:span text:style-name="T3">that is </text:span><text:span text:style-name="T3">multiplied by </text:span><text:span text:style-name="T3">itself the </text:span><text:span text:style-name="T3">number of </text:span><text:span text:style-name="T3">times </text:span><text:span text:style-name="T3">indicated by </text:span><text:span text:style-name="T3">an </text:span><text:span text:style-name="T4">exponent</text:span><text:span text:style-name="T3">. </text:span><text:span text:style-name="T3">It’s written </text:span><text:span text:style-name="T14">base</text:span><text:span text:style-name="T15">exponent</text:span><text:span text:style-name="T16">.</text:span></text:p>
            <text:p text:style-name="P9"><text:span text:style-name="T17">For </text:span><text:span text:style-name="T17">example </text:span><text:span text:style-name="T17">example, 3</text:span><text:span text:style-name="T18">2</text:span><text:span text:style-name="T17"> </text:span><text:span text:style-name="T17">= 3 </text:span><text:span text:style-name="T19">× 3 = </text:span><text:span text:style-name="T19">9, and 4</text:span><text:span text:style-name="T20">3</text:span><text:span text:style-name="T17"> = </text:span><text:span text:style-name="T17">4 </text:span><text:span text:style-name="T19">× 4 × 4 </text:span><text:span text:style-name="T19">= 64.</text:span></text:p>
            <text:p text:style-name="P9"><text:span text:style-name="T21">Your program </text:span><text:span text:style-name="T21">should ask the </text:span><text:span text:style-name="T21">user for the </text:span><text:span text:style-name="T21">base and </text:span><text:span text:style-name="T21">exponent, and </text:span><text:span text:style-name="T21">then tell them </text:span><text:span text:style-name="T21">the result.</text:span></text:p>
            <text:p text:style-name="P7"><text:span text:style-name="T5"/></text:p>
          </draw:text-box>
        </draw:frame>
        <draw:line draw:style-name="gr2" draw:text-style-name="P2" draw:layer="layout" svg:x1="0.495cm" svg:y1="1.369cm" svg:x2="8.877cm" svg:y2="1.397cm">
          <text:p/>
        </draw:line>
        <draw:custom-shape draw:style-name="gr3" draw:text-style-name="P4" draw:layer="layout" svg:width="3.302cm" svg:height="0.917cm" svg:x="8.877cm" svg:y="0.508cm">
          <text:p text:style-name="P3"><text:span text:style-name="T2">Level: Beginn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Bungee Shade" svg:font-family="'Bungee Shade'" style:font-pitch="variable"/>
    <style:font-face style:name="Roboto" svg:font-family="Roboto" style:font-pitch="variable"/>
    <style:font-face style:name="Roboto1" svg:font-family="Roboto" style:font-adornments="Black" style:font-pitch="variable"/>
    <style:font-face style:name="Roboto2" svg:font-family="Roboto" style:font-adornments="Medium" style:font-pitch="variable"/>
    <style:font-face style:name="Roboto Medium" svg:font-family="'Roboto Medium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Helvetica Neue" fo:font-family="'Helvetica Neue'" fo:font-size="12pt" fo:language="en" fo:country="US" style:letter-kerning="true" style:font-name-asian="Arial Unicode MS" style:font-family-asian="'Arial Unicode MS'" style:font-family-generic-asian="swiss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Helvetica Neue" fo:font-family="'Helvetica Neue'"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Helvetica Neue" fo:font-family="'Helvetica Neue'" fo:font-size="12pt"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Helvetica Neue" fo:font-family="'Helvetica Neue'"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.508cm" fo:margin-bottom="0.508cm" fo:margin-left="0.508cm" fo:margin-right="0.508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Object_20_with_20_no_20_fill_20_and_20_no_20_line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fo:min-height="0.458cm"/>
    </style:style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text-properties fo:color="#1c1c1c" style:font-name="Ubuntu Condensed" fo:font-size="8pt" fo:font-weight="normal" style:font-size-asian="8pt" style:font-weight-asian="normal" style:font-size-complex="8pt" style:font-weight-complex="normal"/>
    </style:style>
    <style:style style:name="MT1" style:family="text">
      <style:text-properties fo:color="#1c1c1c" style:font-name="Ubuntu Condensed" fo:font-size="8pt" fo:font-weight="normal" style:font-size-asian="8pt" style:font-weight-asian="normal" style:font-size-complex="8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g>
        <draw:frame draw:style-name="Mgr1" draw:text-style-name="MP1" draw:layer="backgroundobjects" svg:width="1.153cm" svg:height="0.414cm" svg:x="11.039cm" svg:y="5.935cm">
          <draw:image xlink:href="Pictures/200000020000007A0000002C9A0997FAA7D7EF67.eps" xlink:type="simple" xlink:show="embed" xlink:actuate="onLoad">
            <text:p/>
          </draw:image>
        </draw:frame>
        <draw:frame draw:style-name="Mgr2" draw:text-style-name="MP1" draw:layer="backgroundobjects" svg:width="2.286cm" svg:height="0.785cm" svg:x="9.906cm" svg:y="6.209cm">
          <draw:image xlink:href="Pictures/1000529F0000578100001E22888B358C6AE8C39E.svg" xlink:type="simple" xlink:show="embed" xlink:actuate="onLoad">
            <text:p/>
          </draw:image>
          <draw:image xlink:href="Pictures/100002010000034F000001247CD952062FE53067.png" xlink:type="simple" xlink:show="embed" xlink:actuate="onLoad"/>
        </draw:frame>
      </draw:g>
      <draw:frame draw:style-name="Mgr3" draw:text-style-name="MP3" draw:layer="backgroundobjects" svg:width="3.556cm" svg:height="0.708cm" svg:x="8.869cm" svg:y="6.678cm">
        <draw:text-box>
          <text:p text:style-name="MP2"><text:span text:style-name="MT1">https://zeroday.camp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1:59:42.233923225</meta:creation-date>
    <dc:date>2017-09-12T18:59:33.984856422</dc:date>
    <meta:editing-duration>PT3H2M24S</meta:editing-duration>
    <meta:editing-cycles>35</meta:editing-cycles>
    <meta:generator>LibreOffice/5.3.1.2$Linux_X86_64 LibreOffice_project/30m0$Build-2</meta:generator>
    <meta:print-date>2016-09-28T14:23:24.941337783</meta:print-date>
    <meta:document-statistic meta:object-count="16"/>
  </office:meta>
</office:document-meta>
</file>